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1F4FE640111268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11.709cm, 20.535cm, 6.85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999cm" svg:height="8.749cm" svg:x="0.101cm" svg:y="0.101cm">
          <draw:image xlink:href="Pictures/10000000000005E8000007E071F4FE640111268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6:06:02.791571005</dc:date>
    <meta:editing-duration>PT3M27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